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13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9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1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78cm" fo:min-width="2.34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3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4">
          <draw:rect draw:style-name="gr1" draw:text-style-name="P1" draw:layer="layout" svg:width="4.897cm" svg:height="0.649cm" svg:x="4.111cm" svg:y="4.229cm" draw:corner-radius="0.5cm">
            <text:p/>
          </draw:rect>
          <draw:frame draw:style-name="gr2" draw:text-style-name="P3" draw:layer="layout" svg:width="4.82cm" svg:height="0.738cm" svg:x="4.182cm" svg:y="4.147cm">
            <draw:text-box>
              <text:p text:style-name="P2"><text:span text:style-name="T1">languages/pico/check/Pico</text:span></text:p>
            </draw:text-box>
          </draw:frame>
        </draw:g>
        <draw:g draw:id="id1">
          <draw:rect draw:style-name="gr3" draw:text-style-name="P1" draw:layer="layout" svg:width="7.527cm" svg:height="0.728cm" svg:x="2.799cm" svg:y="6.293cm" draw:corner-radius="0.5cm">
            <text:p/>
          </draw:rect>
          <draw:frame draw:style-name="gr4" draw:text-style-name="P3" draw:layer="layout" svg:width="7.309cm" svg:height="0.863cm" svg:x="3.049cm" svg:y="6.256cm">
            <draw:text-box>
              <text:p text:style-name="P2"><text:span text:style-name="T1">languages/pico/check/Type-environments</text:span></text:p>
            </draw:text-box>
          </draw:frame>
        </draw:g>
        <draw:g draw:id="id3">
          <draw:rect draw:style-name="gr5" draw:text-style-name="P1" draw:layer="layout" svg:width="3.44cm" svg:height="0.63cm" svg:x="7.317cm" svg:y="8.379cm" draw:corner-radius="0.5cm">
            <text:p/>
          </draw:rect>
          <draw:frame draw:style-name="gr6" draw:text-style-name="P3" draw:layer="layout" svg:width="3.304cm" svg:height="0.738cm" svg:x="7.334cm" svg:y="8.339cm">
            <draw:text-box>
              <text:p text:style-name="P2"><text:span text:style-name="T1">containers/Table</text:span></text:p>
            </draw:text-box>
          </draw:frame>
        </draw:g>
        <draw:g draw:id="id2">
          <draw:rect draw:style-name="gr7" draw:text-style-name="P1" draw:layer="layout" svg:width="6.428cm" svg:height="0.708cm" svg:x="0.347cm" svg:y="8.222cm" draw:corner-radius="0.5cm">
            <text:p/>
          </draw:rect>
          <draw:frame draw:style-name="gr8" draw:text-style-name="P3" draw:layer="layout" svg:width="6.183cm" svg:height="0.738cm" svg:x="0.465cm" svg:y="8.233cm">
            <draw:text-box>
              <text:p text:style-name="P2"><text:span text:style-name="T1">languages/pico/syntax/Identifiers</text:span></text:p>
            </draw:text-box>
          </draw:frame>
        </draw:g>
        <draw:g>
          <draw:rect draw:style-name="gr9" draw:text-style-name="P1" draw:layer="layout" svg:width="2.95cm" svg:height="0.828cm" svg:x="2.27cm" svg:y="0.313cm" draw:corner-radius="0.5cm">
            <text:p/>
          </draw:rect>
          <draw:frame draw:style-name="gr10" draw:text-style-name="P3" draw:layer="layout" svg:width="2.919cm" svg:height="0.738cm" svg:x="2.304cm" svg:y="0.313cm">
            <draw:text-box>
              <text:p text:style-name="P2"><text:span text:style-name="T1">basic/Booleans</text:span></text:p>
            </draw:text-box>
          </draw:frame>
        </draw:g>
        <draw:g>
          <draw:rect draw:style-name="gr11" draw:text-style-name="P1" draw:layer="layout" svg:width="3.069cm" svg:height="0.767cm" svg:x="0.347cm" svg:y="1.868cm" draw:corner-radius="0.5cm">
            <text:p/>
          </draw:rect>
          <draw:frame draw:style-name="gr12" draw:text-style-name="P3" draw:layer="layout" svg:width="2.798cm" svg:height="0.785cm" svg:x="0.561cm" svg:y="1.87cm">
            <draw:text-box>
              <text:p text:style-name="P2"><text:span text:style-name="T1">basic/Errors</text:span></text:p>
            </draw:text-box>
          </draw:frame>
        </draw:g>
        <draw:g>
          <draw:rect draw:style-name="gr13" draw:text-style-name="P1" draw:layer="layout" svg:width="5.154cm" svg:height="0.769cm" svg:x="5.998cm" svg:y="0.313cm" draw:corner-radius="0.5cm">
            <text:p/>
          </draw:rect>
          <draw:frame draw:style-name="gr14" draw:text-style-name="P3" draw:layer="layout" svg:width="4.968cm" svg:height="0.738cm" svg:x="6.155cm" svg:y="0.313cm">
            <draw:text-box>
              <text:p text:style-name="P2"><text:span text:style-name="T1">languages/pico/syntax/Pico</text:span></text:p>
            </draw:text-box>
          </draw:frame>
        </draw:g>
        <draw:g>
          <draw:rect draw:style-name="gr15" draw:text-style-name="P1" draw:layer="layout" svg:width="3.48cm" svg:height="0.767cm" svg:x="4.752cm" svg:y="1.909cm" draw:corner-radius="0.5cm">
            <text:p/>
          </draw:rect>
          <draw:frame draw:style-name="gr16" draw:text-style-name="P3" draw:layer="layout" svg:width="3.228cm" svg:height="0.738cm" svg:x="5.006cm" svg:y="1.929cm">
            <draw:text-box>
              <text:p text:style-name="P2"><text:span text:style-name="T1">utilities/PosInfo</text:span></text:p>
            </draw:text-box>
          </draw:frame>
        </draw:g>
        <draw:connector draw:style-name="gr17" draw:text-style-name="P4" draw:layer="layout" draw:type="line" svg:x1="6.578cm" svg:y1="7.119cm" svg:x2="3.561cm" svg:y2="8.222cm" draw:start-shape="id1" draw:start-glue-point="2" draw:end-shape="id2" draw:end-glue-point="0">
          <text:p/>
        </draw:connector>
        <draw:connector draw:style-name="gr17" draw:text-style-name="P4" draw:layer="layout" draw:type="line" svg:x1="6.578cm" svg:y1="7.119cm" svg:x2="9.037cm" svg:y2="8.339cm" draw:start-shape="id1" draw:start-glue-point="2" draw:end-shape="id3" draw:end-glue-point="0">
          <text:p/>
        </draw:connector>
        <draw:connector draw:style-name="gr17" draw:text-style-name="P4" draw:layer="layout" draw:type="line" svg:x1="6.559cm" svg:y1="4.885cm" svg:x2="6.578cm" svg:y2="6.256cm" draw:start-shape="id4" draw:start-glue-point="2" draw:end-shape="id1">
          <text:p/>
        </draw:connector>
        <draw:line draw:style-name="gr18" draw:text-style-name="P4" draw:layer="layout" svg:x1="5.171cm" svg:y1="4.209cm" svg:x2="3.849cm" svg:y2="1.179cm">
          <text:p/>
        </draw:line>
        <draw:line draw:style-name="gr18" draw:text-style-name="P4" draw:layer="layout" svg:x1="4.161cm" svg:y1="4.329cm" svg:x2="1.9cm" svg:y2="2.646cm">
          <text:p/>
        </draw:line>
        <draw:line draw:style-name="gr18" draw:text-style-name="P4" draw:layer="layout" svg:x1="6.566cm" svg:y1="4.233cm" svg:x2="6.567cm" svg:y2="2.646cm">
          <text:p/>
        </draw:line>
        <draw:line draw:style-name="gr18" draw:text-style-name="P4" draw:layer="layout" svg:x1="8.707cm" svg:y1="4.185cm" svg:x2="8.707cm" svg:y2="1.0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9-04T13:54:58</dc:date>
    <dc:language>en-US</dc:language>
    <meta:editing-cycles>10</meta:editing-cycles>
    <meta:editing-duration>PT1H5M3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